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D00000023CF1D57B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38a8" style:font-name="Arial" fo:font-size="10pt" fo:language="pt" fo:country="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text-properties fo:color="#0038a8" style:font-name="Arial" fo:font-size="9pt" fo:language="pt" fo:country="PT" fo:font-style="italic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7.038cm"/>
        </style:tab-stops>
      </style:paragraph-properties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margin-left="1.879cm" fo:margin-right="0cm" fo:text-align="start" style:justify-single-word="false" fo:text-indent="-1.879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Standard">
      <style:paragraph-properties fo:margin-left="2.408cm" fo:margin-right="0cm" fo:text-align="start" style:justify-single-word="false" fo:text-indent="-2.408cm" style:auto-text-indent="false">
        <style:tab-stops/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Arial" fo:font-size="11pt" style:font-size-asian="11pt" style:font-size-complex="11pt"/>
    </style:style>
    <style:style style:name="T4" style:family="text">
      <style:text-properties fo:color="#000000" style:font-name="Arial" fo:font-size="11pt" style:font-name-asian="Courier New" style:font-size-asian="11pt" style:font-name-complex="Courier New" style:font-size-complex="11pt"/>
    </style:style>
    <style:style style:name="T5" style:family="text">
      <style:text-properties style:font-name-asian="Courier New" style:font-name-complex="Courier New"/>
    </style:style>
    <style:style style:name="T6" style:family="text">
      <style:text-properties fo:font-weight="normal" style:font-name-asian="Courier New" style:font-weight-asian="normal" style:font-name-complex="Courier New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ANCO DO BRASIL S.A. <text:s text:c="48"/></text:p>
      <text:p text:style-name="P4"/>
      <text:p text:style-name="P7"><text:span text:style-name="T1">ASSUNTO:</text:span>${assunto}</text:p>
      <text:p text:style-name="P4"/>
      <text:p text:style-name="P10"><text:span text:style-name="Fonte_20_parág._20_padrão"><text:span text:style-name="T1">DEPENDÊNCIA:</text:span></text:span></text:p>
      <text:p text:style-name="P9"><text:span text:style-name="Fonte_20_parág._20_padrão"><text:span text:style-name="T3"/></text:span></text:p>
      <text:p text:style-name="P9"><text:span text:style-name="Fonte_20_parág._20_padrão"><text:span text:style-name="T3">${dependencia}</text:span></text:span></text:p>
      <text:p text:style-name="P9"><text:span text:style-name="Fonte_20_parág._20_padrão"><text:span text:style-name="T3"/></text:span></text:p>
      <text:p text:style-name="P11"><text:span text:style-name="Fonte_20_parág._20_padrão"><text:span text:style-name="T2">DEVEDOR PRINCIPAL:</text:span></text:span></text:p>
      <text:p text:style-name="P4"/>
      <text:p text:style-name="P4">${devedorPrincipal}</text:p>
      <text:p text:style-name="P4"/>
      <text:p text:style-name="P4"/>
      <text:p text:style-name="P5">OPERAÇÃO:</text:p>
      <text:p text:style-name="P4">${operacao}</text:p>
      <text:p text:style-name="P4"/>
      <text:p text:style-name="P5">INSCRIÇÃO EM DÍVIDA ATIVA DA UNIÃO:</text:p>
      <text:p text:style-name="P4">${inscricaoDivida}</text:p>
      <text:p text:style-name="P4"/>
      <text:p text:style-name="P5">RESPONSÁVEL PELA ELABORAÇÃO:</text:p>
      <text:p text:style-name="P4"/>
      <text:p text:style-name="P4">Nome:${gententeNome}</text:p>
      <text:p text:style-name="P4">Cargo:${gerenteCargo} <text:s text:c="33"/>matricula:${gerenteMatricula}</text:p>
      <text:p text:style-name="P4"/>
      <text:p text:style-name="P4">DOCUMENTOS EM ANXO: 02/03</text:p>
      <text:p text:style-name="P4"/>
      <text:p text:style-name="P4">Qtde <text:s text:c="2"/>Descrição</text:p>
      <text:p text:style-name="P4"/>
      <text:p text:style-name="P7"><text:span text:style-name="Fonte_20_parág._20_padrão"><text:span text:style-name="T5">(01) original do Contrato de Abertura </text:span></text:span><text:span text:style-name="Fonte_20_parág._20_padrão"><text:span text:style-name="T6">de</text:span></text:span><text:span text:style-name="Fonte_20_parág._20_padrão"><text:span text:style-name="T5"> Crédito Rural Fixo;</text:span></text:span></text:p>
      <text:p text:style-name="P7"><text:span text:style-name="Fonte_20_parág._20_padrão"><text:span text:style-name="T5">(01) comprovante de notificação de vencimento de divida e CADIN, com AR.</text:span></text:span></text:p>
      <text:p text:style-name="P7"><text:span text:style-name="Fonte_20_parág._20_padrão"><text:span text:style-name="T4"/></text:span></text:p>
      <text:p text:style-name="P4"/>
      <text:p text:style-name="P6">${gententeNome}</text:p>
      <text:p text:style-name="P3">${gerenteCargo}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0038a8" style:font-name="Arial" fo:font-size="10pt" fo:language="pt" fo:country="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Standard">
      <style:text-properties fo:color="#0038a8" style:font-name="Arial" fo:font-size="9pt" fo:language="pt" fo:country="PT" fo:font-style="italic" style:font-size-asian="9pt" style:font-size-complex="9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1.829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s1" text:anchor-type="paragraph" svg:x="-2cm" svg:y="-0.993cm" svg:width="20.876cm" svg:height="0.706cm" draw:z-index="0"><draw:image xlink:href="Pictures/10000000000003FD00000023CF1D57B4.jpg" xlink:type="simple" xlink:show="embed" xlink:actuate="onLoad"/></draw:frame></text:p>
      </style:header>
      <style:footer>
        <text:p text:style-name="MP1">Cenop - Centro de Serviços de Apoio aos Negócios e Operações - Brasília</text:p>
        <text:p text:style-name="MP2">Sia Trecho 3 Lote 880 Ed. Sia Shopping</text:p>
        <text:p text:style-name="MP2">CEP 71.200-030 - Brasília (DF)</text:p>
      </style:footer>
    </style:master-page>
    <style:master-page style:name="HTML" style:page-layout-name="Mpm2">
      <style:footer>
        <text:p text:style-name="Footer"/>
      </style:footer>
    </style:master-page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1:29:40.43</meta:creation-date>
    <dc:date>2015-09-01T13:01:16.69</dc:date>
    <meta:editing-duration>PT2H3M58S</meta:editing-duration>
    <meta:editing-cycles>48</meta:editing-cycles>
    <meta:generator>LibreOffice/3.5$Windows_x86 LibreOffice_project/7122e39-92ed229-498d286-15e43b4-d70da21</meta:generator>
    <meta:document-statistic meta:table-count="0" meta:image-count="1" meta:object-count="0" meta:page-count="1" meta:paragraph-count="22" meta:word-count="81" meta:character-count="697" meta:non-whitespace-character-count="554"/>
  </office:meta>
</office:document-meta>
</file>